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cd4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e9738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84962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eb12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9fe5b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cd4a4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e9738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84962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eb128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weight="normal" officeooo:rsid="00ac7a27" officeooo:paragraph-rsid="00ac7a27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c264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e973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beb12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c264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cd4a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bold" officeooo:rsid="00b84962" officeooo:paragraph-rsid="00b84962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b84962" officeooo:paragraph-rsid="00b84962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84962" officeooo:paragraph-rsid="00b84962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a54f1" officeooo:paragraph-rsid="00ba54f1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c264e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e973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beb12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beb12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beb12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c264e" officeooo:paragraph-rsid="00ac264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a0ac45" officeooo:paragraph-rsid="00b8496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c264e" officeooo:paragraph-rsid="00ac264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af41e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beb12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8496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90c9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a54f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ae9738" officeooo:paragraph-rsid="00beb128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46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c264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e973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a66a71" officeooo:paragraph-rsid="00beb128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beb128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bold" officeooo:rsid="00a66a71" officeooo:paragraph-rsid="00beb128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a54f1" officeooo:paragraph-rsid="00ba54f1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a22836" officeooo:paragraph-rsid="00ac7a2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a0ac45" officeooo:paragraph-rsid="00c0aa9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eb1f6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beb1f6" style:font-weight-asian="normal" style:font-weight-complex="normal"/>
    </style:style>
    <style:style style:name="P59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eb1f6" style:font-weight-asian="normal" style:font-weight-complex="normal"/>
    </style:style>
    <style:style style:name="P60" style:family="paragraph" style:parent-style-name="Standard">
      <style:paragraph-properties fo:text-align="end" style:justify-single-word="false"/>
      <style:text-properties style:font-name="Times New Roman" fo:font-weight="normal" officeooo:rsid="00beb1f6" officeooo:paragraph-rsid="00beb1f6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beb1f6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c0aa9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acd4a4" officeooo:paragraph-rsid="00acd4a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acd4a4" officeooo:paragraph-rsid="00beb1f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beb1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c0aa9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beb1f6" officeooo:paragraph-rsid="00beb1f6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c0aa9e" officeooo:paragraph-rsid="00c0aa9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beb1f6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c0aa9e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aa9e" officeooo:paragraph-rsid="00c0aa9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officeooo:rsid="00a0ac45" officeooo:paragraph-rsid="00beb1f6"/>
    </style:style>
    <style:style style:name="P75" style:family="paragraph" style:parent-style-name="Standard">
      <style:paragraph-properties fo:text-align="center" style:justify-single-word="false"/>
      <style:text-properties officeooo:rsid="00a0ac45" officeooo:paragraph-rsid="00c0aa9e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ac7a27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acd4a4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adb4a1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ae9738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b1815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beb1f6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c0aa9e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style="italic" fo:font-weight="bold" officeooo:rsid="00ae9738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13" style:family="text">
      <style:text-properties style:font-name="Times New Roman" fo:font-size="10pt" style:text-underline-style="none" style:font-size-asian="10pt" style:font-size-complex="10pt"/>
    </style:style>
    <style:style style:name="T14" style:family="text">
      <style:text-properties style:font-name="Times New Roman" fo:font-size="10pt" style:text-underline-style="none" officeooo:rsid="00a5db55" style:font-size-asian="10pt" style:font-size-complex="10pt"/>
    </style:style>
    <style:style style:name="T15" style:family="text">
      <style:text-properties style:font-name="Times New Roman" fo:font-size="10pt" style:text-underline-style="none" officeooo:rsid="00c0aa9e" style:font-size-asian="10pt" style:font-size-complex="10pt"/>
    </style:style>
    <style:style style:name="T16" style:family="text">
      <style:text-properties style:font-name="Times New Roman" fo:font-weight="bold" officeooo:rsid="00acd4a4" style:font-weight-asian="bold" style:font-weight-complex="bold"/>
    </style:style>
    <style:style style:name="T17" style:family="text">
      <style:text-properties style:font-name="Times New Roman" fo:font-weight="bold" officeooo:rsid="00ae9738" style:font-weight-asian="bold" style:font-weight-complex="bold"/>
    </style:style>
    <style:style style:name="T18" style:family="text">
      <style:text-properties style:font-name="Times New Roman" fo:font-weight="bold" officeooo:rsid="00beb128" style:font-weight-asian="bold" style:font-weight-complex="bold"/>
    </style:style>
    <style:style style:name="T19" style:family="text">
      <style:text-properties style:font-name="Times New Roman" fo:font-style="italic" fo:font-weight="bold" officeooo:rsid="00beb128" style:font-style-asian="italic" style:font-weight-asian="bold" style:font-style-complex="italic" style:font-weight-complex="bold"/>
    </style:style>
    <style:style style:name="T20" style:family="text">
      <style:text-properties style:font-name="Times New Roman" style:text-underline-style="none" style:font-size-asian="12pt"/>
    </style:style>
    <style:style style:name="T21" style:family="text">
      <style:text-properties style:font-name="Times New Roman" style:text-underline-style="none" officeooo:rsid="00c0aa9e" style:font-size-asian="12pt"/>
    </style:style>
    <style:style style:name="T22" style:family="text">
      <style:text-properties officeooo:rsid="00a66a71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ae9738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b84962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bdbaef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b18158" style:font-size-asian="14pt" style:font-size-complex="14pt"/>
    </style:style>
    <style:style style:name="T30" style:family="text">
      <style:text-properties fo:font-size="14pt" officeooo:rsid="00b90c98" style:font-size-asian="14pt" style:font-size-complex="14pt"/>
    </style:style>
    <style:style style:name="T31" style:family="text">
      <style:text-properties fo:font-size="14pt" officeooo:rsid="00ba54f1" style:font-size-asian="14pt" style:font-size-complex="14pt"/>
    </style:style>
    <style:style style:name="T32" style:family="text">
      <style:text-properties fo:font-size="14pt" officeooo:rsid="00bdbaef" style:font-size-asian="14pt" style:font-size-complex="14pt"/>
    </style:style>
    <style:style style:name="T33" style:family="text">
      <style:text-properties fo:font-size="14pt" officeooo:rsid="00beb1f6" style:font-size-asian="14pt" style:font-size-complex="14pt"/>
    </style:style>
    <style:style style:name="T34" style:family="text">
      <style:text-properties fo:font-size="14pt" officeooo:rsid="00c3d139" style:font-size-asian="14pt" style:font-size-complex="14pt"/>
    </style:style>
    <style:style style:name="T35" style:family="text">
      <style:text-properties fo:font-size="14pt" officeooo:rsid="00c4248b" style:font-size-asian="14pt" style:font-size-complex="14pt"/>
    </style:style>
    <style:style style:name="T36" style:family="text">
      <style:text-properties fo:font-size="14pt" fo:font-style="italic" fo:font-weight="bold" officeooo:rsid="00b84962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font-size="14pt" fo:font-style="italic" style:font-size-asian="14pt" style:font-style-asian="italic" style:font-size-complex="14pt" style:font-style-complex="italic"/>
    </style:style>
    <style:style style:name="T38" style:family="text">
      <style:text-properties fo:font-size="14pt" fo:font-style="italic" officeooo:rsid="00ba54f1" style:font-size-asian="14pt" style:font-style-asian="italic" style:font-size-complex="14pt" style:font-style-complex="italic"/>
    </style:style>
    <style:style style:name="T39" style:family="text">
      <style:text-properties fo:font-size="14pt" fo:font-style="italic" officeooo:rsid="00bdbaef" style:font-size-asian="14pt" style:font-style-asian="italic" style:font-size-complex="14pt" style:font-style-complex="italic"/>
    </style:style>
    <style:style style:name="T40" style:family="text">
      <style:text-properties fo:font-size="14pt" fo:font-style="italic" officeooo:rsid="00beb1f6" style:font-size-asian="14pt" style:font-style-asian="italic" style:font-size-complex="14pt" style:font-style-complex="italic"/>
    </style:style>
    <style:style style:name="T41" style:family="text">
      <style:text-properties officeooo:rsid="00a895f3"/>
    </style:style>
    <style:style style:name="T42" style:family="text">
      <style:text-properties officeooo:rsid="00ac7a27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a66a71" style:font-size-asian="12pt" style:font-size-complex="12pt"/>
    </style:style>
    <style:style style:name="T45" style:family="text">
      <style:text-properties officeooo:rsid="00acd4a4"/>
    </style:style>
    <style:style style:name="T46" style:family="text">
      <style:text-properties officeooo:rsid="00adb4a1"/>
    </style:style>
    <style:style style:name="T47" style:family="text">
      <style:text-properties officeooo:rsid="00b0fa8b"/>
    </style:style>
    <style:style style:name="T48" style:family="text">
      <style:text-properties officeooo:rsid="00b1f77b"/>
    </style:style>
    <style:style style:name="T49" style:family="text">
      <style:text-properties officeooo:rsid="00b70d3c"/>
    </style:style>
    <style:style style:name="T50" style:family="text">
      <style:text-properties officeooo:rsid="00beb1f6"/>
    </style:style>
    <style:style style:name="T51" style:family="text">
      <style:text-properties style:text-underline-style="none"/>
    </style:style>
    <style:style style:name="T52" style:family="text">
      <style:text-properties officeooo:rsid="00c0a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24">Modified APA Formatting for Marron </text:span><text:span text:style-name="T23">Document</text:span><text:span text:style-name="T24">s</text:span></text:p>
      <text:p text:style-name="P15"><text:span text:style-name="T44">B</text:span><text:span text:style-name="T43">elow you will find</text:span><text:span text:style-name="T28"> <text:s/>a </text:span><text:span text:style-name="T35">style </text:span><text:span text:style-name="T28">guide to the organizational format </text:span><text:span text:style-name="T35">i</text:span><text:span text:style-name="T34">) </text:span><text:span text:style-name="T28">for all homework assignments (unless duly noted), ii) the format for the Pull</text:span><text:span text:style-name="T29">um</text:span><text:span text:style-name="T28"> critique, iii) the format for the critique of <text:s/></text:span><text:span text:style-name="T37">Charlotte’s Web</text:span><text:span text:style-name="T28">, </text:span><text:span text:style-name="T32"><text:s/>iv) the format for answering questions from the novel, </text:span><text:span text:style-name="T39">Bless Me, Ultima</text:span><text:span text:style-name="T32">, </text:span><text:span text:style-name="T33">and v) the format for the final exam critique of <text:s/></text:span><text:span text:style-name="T40">Bless Me, Ultima</text:span><text:span text:style-name="T33">.</text:span></text:p>
      <text:p text:style-name="P8">---------------------------------------------------------------------------------------------------------------------------------------</text:p>
      <text:p text:style-name="P2"><text:span text:style-name="T47">Your </text:span>Name</text:p>
      <text:p text:style-name="P2">I<text:span text:style-name="T50">NT</text:span><text:span text:style-name="T41"># </text:span>(Marron)</text:p>
      <text:p text:style-name="P10">HW_#</text:p>
      <text:p text:style-name="P9">Date</text:p>
      <text:p text:style-name="P7"/>
      <text:p text:style-name="P46"><text:span text:style-name="T2">Task </text:span><text:span text:style-name="T8">#</text:span><text:span text:style-name="T2">: </text:span><text:span text:style-name="T1">Title </text:span><text:span text:style-name="T3">of Task</text:span><text:span text:style-name="T11"> </text:span><text:span text:style-name="T12">(14pt Times New Roman, center, bold)</text:span></text:p>
      <text:p text:style-name="P70"><text:span text:style-name="T11"/></text:p>
      <text:p text:style-name="P48"><text:span text:style-name="T50">H</text:span><text:span text:style-name="T42">eading </text:span><text:span text:style-name="T45">1</text:span><text:span text:style-name="T22"> </text:span><text:span text:style-name="T13">(1</text:span><text:span text:style-name="T14">2</text:span><text:span text:style-name="T13">pt Times New Roman, </text:span><text:span text:style-name="T14">L</text:span><text:span text:style-name="T13">, </text:span><text:span text:style-name="T14">underline</text:span><text:span text:style-name="T13">)<text:tab/><text:tab/></text:span><text:span text:style-name="T20">&lt;</text:span><text:span text:style-name="T21">== as needed</text:span></text:p>
      <text:p text:style-name="P47"/>
      <text:p text:style-name="P62"><text:span text:style-name="T50">H</text:span><text:span text:style-name="T42">eading </text:span><text:span text:style-name="T45">2 </text:span><text:span text:style-name="T13">(1</text:span><text:span text:style-name="T14">2</text:span><text:span text:style-name="T13">pt Times New Roman, </text:span><text:span text:style-name="T14">L</text:span><text:span text:style-name="T13">, </text:span><text:span text:style-name="T14">underline</text:span><text:span text:style-name="T13">)<text:tab/><text:tab/></text:span><text:span text:style-name="T20">&lt;</text:span><text:span text:style-name="T21">== as needed</text:span></text:p>
      <text:p text:style-name="P63"><text:span text:style-name="T51"/></text:p>
      <text:p text:style-name="P63"><text:span text:style-name="T51">etc ….</text:span></text:p>
      <text:p text:style-name="P56">---------------------------------------------------------------------------------------------------------------------------------------</text:p>
      <text:p text:style-name="P47"/>
      <text:p text:style-name="P68">For example,</text:p>
      <text:p text:style-name="P60">Fulano El Primero</text:p>
      <text:p text:style-name="P57">I<text:span text:style-name="T50">NT 0939 </text:span>(Marron)</text:p>
      <text:p text:style-name="P59">HW_<text:span text:style-name="T50">1</text:span></text:p>
      <text:p text:style-name="P60">12/31/2020</text:p>
      <text:p text:style-name="P58"/>
      <text:p text:style-name="P74"><text:span text:style-name="T2">Task </text:span><text:span text:style-name="T8">1</text:span><text:span text:style-name="T2">: </text:span><text:span text:style-name="T8">Evaluation of Humor</text:span></text:p>
      <text:p text:style-name="P71"><text:span text:style-name="T11"/></text:p>
      <text:p text:style-name="P61"><text:span text:style-name="T50">SNL Skit 1</text:span></text:p>
      <text:p text:style-name="P66"><text:s/><text:span text:style-name="T50">So funny!</text:span></text:p>
      <text:p text:style-name="P61"/>
      <text:p text:style-name="P61"><text:span text:style-name="T52">SNL Skit 2</text:span></text:p>
      <text:p text:style-name="P69"><text:span text:style-name="T51">I’m dying with laughter!!</text:span></text:p>
      <text:p text:style-name="P69"/>
      <text:p text:style-name="P69"/>
      <text:p text:style-name="P75"><text:span text:style-name="T2">Task </text:span><text:span text:style-name="T9">2</text:span><text:span text:style-name="T2">: </text:span><text:span text:style-name="T9">Summary Charlotte’s Web</text:span></text:p>
      <text:p text:style-name="P72"><text:span text:style-name="T11"/></text:p>
      <text:p text:style-name="P73">No subheadings needed…..just al lot of text..</text:p>
      <text:p text:style-name="P69"><text:span text:style-name="T51"/></text:p>
      <text:p text:style-name="P64"/>
      <text:p text:style-name="P64"/>
      <text:p text:style-name="P64"/>
      <text:p text:style-name="P64"/>
      <text:p text:style-name="P64"/>
      <text:p text:style-name="P64"/>
      <text:p text:style-name="P47"/>
      <text:p text:style-name="P55"><text:soft-page-break/></text:p>
      <text:p text:style-name="P19">------------------------------------------------------------------------------------------------------------------</text:p>
      <text:p text:style-name="P3"><text:span text:style-name="T47">Your </text:span>Name</text:p>
      <text:p text:style-name="P3">IT <text:span text:style-name="T41"># </text:span>(Marron)</text:p>
      <text:p text:style-name="P11">HW_#</text:p>
      <text:p text:style-name="P22">Date</text:p>
      <text:p text:style-name="P19"/>
      <text:p text:style-name="P49"><text:span text:style-name="T2">Task </text:span><text:span text:style-name="T5">1</text:span><text:span text:style-name="T2">: </text:span><text:span text:style-name="T4">A Critique of G. Pull</text:span><text:span text:style-name="T7">um</text:span><text:span text:style-name="T4">’s, </text:span><text:span text:style-name="T5">“Land of the Free”</text:span></text:p>
      <text:p text:style-name="P16"/>
      <text:p text:style-name="P29">Introduction</text:p>
      <text:p text:style-name="P29"/>
      <text:p text:style-name="P29"/>
      <text:p text:style-name="P29">Evaluation <text:span text:style-name="T46">of </text:span>Criticism<text:span text:style-name="T46">s</text:span></text:p>
      <text:p text:style-name="P38"><text:s/>Pull<text:span text:style-name="T48">um</text:span> <text:span text:style-name="T46">C</text:span>riticism #1</text:p>
      <text:p text:style-name="P38"/>
      <text:p text:style-name="P38"/>
      <text:p text:style-name="P38"/>
      <text:p text:style-name="P38"><text:s/>Pull<text:span text:style-name="T48">um</text:span> <text:span text:style-name="T46">C</text:span>riticism #<text:span text:style-name="T46">2</text:span></text:p>
      <text:p text:style-name="P29">Conclusion</text:p>
      <text:p text:style-name="P36"/>
      <text:p text:style-name="P19"/>
      <text:p text:style-name="P19">------------------------------------------------------------------------------------------------------------------</text:p>
      <text:p text:style-name="P4">Name</text:p>
      <text:p text:style-name="P4">IT <text:span text:style-name="T41"># </text:span>(Marron)</text:p>
      <text:p text:style-name="P12">HW_#</text:p>
      <text:p text:style-name="P23">Date</text:p>
      <text:p text:style-name="P20"/>
      <text:p text:style-name="P50"><text:span text:style-name="T2">Task </text:span><text:span text:style-name="T5">1</text:span><text:span text:style-name="T2">: <text:s/></text:span><text:span text:style-name="T4">A Critique of </text:span><text:span text:style-name="T6">E.B. White’s, </text:span><text:span text:style-name="T10">Charlotte’s Web</text:span></text:p>
      <text:p text:style-name="P17"/>
      <text:p text:style-name="P30">Introduction</text:p>
      <text:p text:style-name="P30"/>
      <text:p text:style-name="P30"/>
      <text:p text:style-name="P32">Major Theme Development</text:p>
      <text:p text:style-name="P39">Theme 1</text:p>
      <text:p text:style-name="P39"/>
      <text:p text:style-name="P39"/>
      <text:p text:style-name="P39">Theme 2</text:p>
      <text:p text:style-name="P39"/>
      <text:p text:style-name="P32">Character Development</text:p>
      <text:p text:style-name="P39">Character 1</text:p>
      <text:p text:style-name="P39"/>
      <text:p text:style-name="P39"/>
      <text:p text:style-name="P39">Character 2</text:p>
      <text:p text:style-name="P39"/>
      <text:p text:style-name="P39"/>
      <text:p text:style-name="P39"/>
      <text:p text:style-name="P39"/>
      <text:p text:style-name="P39"><text:soft-page-break/></text:p>
      <text:p text:style-name="P32">Story Arc<text:span text:style-name="T49">s</text:span></text:p>
      <text:p text:style-name="P34"/>
      <text:p text:style-name="P34"/>
      <text:p text:style-name="P34"/>
      <text:p text:style-name="P32">Writing Style</text:p>
      <text:p text:style-name="P32"/>
      <text:p text:style-name="P32"/>
      <text:p text:style-name="P32">Conclusion</text:p>
      <text:p text:style-name="P34"/>
      <text:p text:style-name="P34"/>
      <text:p text:style-name="P21">------------------------------------------------------------------------------------------------------------------</text:p>
      <text:p text:style-name="P5">Name</text:p>
      <text:p text:style-name="P5">IT <text:span text:style-name="T41"># </text:span>(Marron)</text:p>
      <text:p text:style-name="P13">HW_#</text:p>
      <text:p text:style-name="P24">Date</text:p>
      <text:p text:style-name="P21"/>
      <text:p text:style-name="P37"><text:span text:style-name="T24">Task </text:span><text:span text:style-name="T27">#</text:span><text:span text:style-name="T24">: <text:s/></text:span><text:span text:style-name="T26">Study Guide Questions</text:span><text:span text:style-name="T25">, </text:span><text:span text:style-name="T36">Bless Me, Ultima</text:span></text:p>
      <text:p text:style-name="P25"/>
      <text:p text:style-name="P26">Ch, 1</text:p>
      <text:p text:style-name="P41"><text:span text:style-name="T28">Q1. </text:span><text:span text:style-name="T37">Restate the question in italics. For example, Who is Ultima and why does she come to live with Antonio’s family?</text:span></text:p>
      <text:p text:style-name="P41"><text:span text:style-name="T28">Provide the answer directly beneath the question (normal, 12 pt Times New Roman font) freely using as much space <text:s/>/ paragraphs as you deem necessary. </text:span><text:span text:style-name="T30">S</text:span><text:span text:style-name="T28">kip a line between the end of the last answer and the next question. </text:span><text:span text:style-name="T30">Repeat the format until all questions are answered.</text:span></text:p>
      <text:p text:style-name="P27"/>
      <text:p text:style-name="P42"><text:span text:style-name="T28">Q</text:span><text:span text:style-name="T30">2</text:span><text:span text:style-name="T28">. </text:span><text:span text:style-name="T38">What is ...</text:span><text:span text:style-name="T37">?</text:span></text:p>
      <text:p text:style-name="P28">The answer is ……...</text:p>
      <text:p text:style-name="P27"/>
      <text:p text:style-name="P43"><text:span text:style-name="T28">Q</text:span><text:span text:style-name="T31">3</text:span><text:span text:style-name="T28">. </text:span><text:span text:style-name="T38">How does ...</text:span><text:span text:style-name="T37">?</text:span></text:p>
      <text:p text:style-name="P28">The answer is ………</text:p>
      <text:p text:style-name="P28"/>
      <text:p text:style-name="P28">etc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------------------------------------------------------------------------------------------------------------------</text:p>
      <text:p text:style-name="P28"/>
      <text:p text:style-name="P6">Name</text:p>
      <text:p text:style-name="P6">IT <text:span text:style-name="T41"># </text:span>(Marron)</text:p>
      <text:p text:style-name="P14">HW_#</text:p>
      <text:p text:style-name="P52">Date</text:p>
      <text:p text:style-name="P53"/>
      <text:p text:style-name="P53"><text:s text:c="2"/></text:p>
      <text:p text:style-name="P51"><text:span text:style-name="T18">Final Exam: </text:span><text:span text:style-name="T16">A Critique of </text:span><text:span text:style-name="T18">Rudolfo Anaya</text:span><text:span text:style-name="T17">’s, </text:span><text:span text:style-name="T19">Bless Me, Ultima</text:span></text:p>
      <text:p text:style-name="P18"/>
      <text:p text:style-name="P31">Introduction</text:p>
      <text:p text:style-name="P31"/>
      <text:p text:style-name="P31"/>
      <text:p text:style-name="P33">Major Theme Development</text:p>
      <text:p text:style-name="P40">Theme 1</text:p>
      <text:p text:style-name="P40"/>
      <text:p text:style-name="P40"/>
      <text:p text:style-name="P40">Theme 2</text:p>
      <text:p text:style-name="P40"/>
      <text:p text:style-name="P33">Character Development</text:p>
      <text:p text:style-name="P40">Character 1</text:p>
      <text:p text:style-name="P40"/>
      <text:p text:style-name="P40"/>
      <text:p text:style-name="P40">Character 2</text:p>
      <text:p text:style-name="P40"/>
      <text:p text:style-name="P40"/>
      <text:p text:style-name="P33">Story Arc<text:span text:style-name="T49">s</text:span></text:p>
      <text:p text:style-name="P35"/>
      <text:p text:style-name="P35"/>
      <text:p text:style-name="P35"/>
      <text:p text:style-name="P33">Writing Style</text:p>
      <text:p text:style-name="P33"/>
      <text:p text:style-name="P33"/>
      <text:p text:style-name="P33">Conclusion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5T11:58:21.208382206</dc:date>
    <meta:editing-duration>PT12H15M39S</meta:editing-duration>
    <meta:editing-cycles>124</meta:editing-cycles>
    <meta:generator>LibreOffice/7.3.7.2$Linux_X86_64 LibreOffice_project/30$Build-2</meta:generator>
    <meta:document-statistic meta:table-count="0" meta:image-count="1" meta:object-count="0" meta:page-count="4" meta:paragraph-count="82" meta:word-count="351" meta:character-count="2676" meta:non-whitespace-character-count="2392"/>
  </office:meta>
</office:document-meta>
</file>